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102a67" officeooo:paragraph-rsid="00102a67"/>
    </style:style>
    <style:style style:name="P2" style:family="paragraph" style:parent-style-name="Standard">
      <style:text-properties fo:language="fr" fo:country="FR" officeooo:rsid="001038ad" officeooo:paragraph-rsid="001038ad"/>
    </style:style>
    <style:style style:name="P3" style:family="paragraph" style:parent-style-name="Standard">
      <style:text-properties fo:language="fr" fo:country="FR" officeooo:rsid="001038ad" officeooo:paragraph-rsid="00117049"/>
    </style:style>
    <style:style style:name="P4" style:family="paragraph" style:parent-style-name="Standard">
      <style:text-properties fo:language="fr" fo:country="FR" style:text-underline-style="none" fo:font-weight="normal" officeooo:rsid="001038ad" officeooo:paragraph-rsid="001038ad" style:font-weight-asian="normal" style:font-weight-complex="normal"/>
    </style:style>
    <style:style style:name="P5" style:family="paragraph" style:parent-style-name="Standard">
      <style:text-properties fo:language="fr" fo:country="FR" officeooo:rsid="00117049" officeooo:paragraph-rsid="00117049"/>
    </style:style>
    <style:style style:name="P6" style:family="paragraph" style:parent-style-name="Standard">
      <style:paragraph-properties fo:text-align="center" style:justify-single-word="false"/>
      <style:text-properties fo:font-size="20pt" fo:language="fr" fo:country="FR" style:text-underline-style="solid" style:text-underline-width="auto" style:text-underline-color="font-color" fo:font-weight="bold" officeooo:rsid="00102a67" officeooo:paragraph-rsid="00102a67" style:font-size-asian="20pt" style:font-weight-asian="bold" style:font-size-complex="20pt" style:font-weight-complex="bold"/>
    </style:style>
    <style:style style:name="P7" style:family="paragraph" style:parent-style-name="Standard">
      <style:text-properties fo:font-size="12pt" fo:language="fr" fo:country="FR" officeooo:rsid="00117049" officeooo:paragraph-rsid="00117049" style:font-size-asian="10.5pt" style:font-size-complex="12pt"/>
    </style:style>
    <style:style style:name="P8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language="fr" fo:country="FR" officeooo:rsid="001038ad" officeooo:paragraph-rsid="001038ad"/>
    </style:style>
    <style:style style:name="T1" style:family="text">
      <style:text-properties officeooo:rsid="001038ad"/>
    </style:style>
    <style:style style:name="T2" style:family="text">
      <style:text-properties officeooo:rsid="00117049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size="15pt" style:text-underline-style="solid" style:text-underline-width="auto" style:text-underline-color="font-color" fo:font-weight="bold" officeooo:rsid="00117049" style:font-size-asian="13.1000003814697pt" style:font-weight-asian="bold" style:font-size-complex="15pt" style:font-weight-complex="bold"/>
    </style:style>
    <style:style style:name="T6" style:family="text">
      <style:text-properties fo:font-size="15pt" style:text-underline-style="none" fo:font-weight="normal" officeooo:rsid="00117049" style:font-size-asian="13.1000003814697pt" style:font-weight-asian="normal" style:font-size-complex="15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artie A </text:p>
      <text:p text:style-name="P1"/>
      <text:p text:style-name="P1">L'analyse lexicale est automatiquement testée via les tests sur l'analyse syntaxique. Une erreur lexicale ferait en effet échouer un test atomique syntaxique. Il n'y a donc pas de tests purement lexicaux dédiés, cependant, il est possible de tester l'analyse lexicale à l'aide du script test_lex.sh dans “/src/test/<text:span text:style-name="T1">script/</text:span>launchers/”.</text:p>
      <text:p text:style-name="P2">Ce dernier peut être utilisé en tapant du code manuellement puis en arrêtant la saisie avec Ctrl+D, il est également possible de fournir directement une entrée à ce script en utilisant les fonctions d'I/O fournie par Linux, par exemple :<text:line-break/>./src/test/script/launchers/test_lex.sh &lt; src/test/deca/syntax/valid/testInt1.deca</text:p>
      <text:p text:style-name="P8">ce qui est très utile pour les tests manuels. Nous reviendrons sur la base de scripts deca de test disponibles plus bas.<text:line-break/></text:p>
      <text:p text:style-name="P2"/>
      <text:p text:style-name="P2"><text:tab/><text:tab/><text:span text:style-name="T5">Les tests syntaxiques</text:span></text:p>
      <text:p text:style-name="P4"/>
      <text:p text:style-name="P2"><text:span text:style-name="T4"><text:tab/></text:span><text:span text:style-name="T3">a) Les tests manuels</text:span><text:line-break/><text:line-break/>Il est possible de tester la construction de l'arbre d'analyse syntaxique manuellement, similairement à l'utilisation de test_lex. Les deux scripts sont dans le même dossier et s'utilisent de façon identique. <text:line-break/></text:p>
      <text:p text:style-name="P2">La décompilation peut aussi se tester manuellement à l'aide de l'appel de l'exécutable decac avec l'option -p.</text:p>
      <text:p text:style-name="P2"/>
      <text:p text:style-name="P2">En étant à la racine du projet, il faudra alors appeler :</text:p>
      <text:p text:style-name="P2">./src/main/bin/decac -p src/test/deca/syntax/valid/testInt1.deca</text:p>
      <text:p text:style-name="P2">Le chemin du fichier pouvant bien sûr être remplacé par celui de votre choix.<text:line-break/><text:line-break/><text:tab/><text:span text:style-name="T3">b) Les tests automatisés</text:span><text:line-break/><text:line-break/>La partie A bénéficie d'un fort suivi automatique anti-régression. Ce dernier procède en testant la décompilation d'une base de scripts deca.<text:line-break/>Le fonctionnement est le suivant : decompile-still-equals-to.sh est un script shell dans le dossier src/test/script, qui est lancé automatiquement à la compilation avec tests, comme spécifié dans le fichier pom.xml à la racine.<text:line-break/>Ce script va appeler la décompilation sur chaque script deca du dossier src/test/deca/syntax/valid/, et le compare, si la décompilation réussit, à son résultat attendu, script du même nom, dans le sous-dossier idempotent.</text:p>
      <text:p text:style-name="P3">Il y a en effet plusieurs sous-dossiers :<text:line-break/>Les scripts de /provided sont ceux fournis initialement.<text:line-break/>Les scripts de /homebrew sont les scripts rajoutés par l'équipe, dans le cadre d'une compilation de script sans-objet.<text:line-break/>Les scripts de /classes sont les scripts rajoutés par l'équipe, dans le cadre d'une compilation de script avec-objet.<text:line-break/>Les scripts de /idempotent sont les scripts générés par la décompilation des fichiers dans ses 3 dossiers, vérifiés comme valides à leurs créations.<text:line-break/><text:line-break/><text:span text:style-name="T2">La comparaison de la décompilation des scripts de /provided, /homebrew et /classes à leurs équivalents /idempotent permet donc une protection contre la régression, et la vérification d'idempotence des scripts dans /idempotent est une vérification supplémentaire du fonctionnement </text:span><text:soft-page-break/><text:span text:style-name="T2">de la décompilation. La décompilation ne retournant un code pertinent que si l'arbre syntaxique a été correctement construit.</text:span></text:p>
      <text:p text:style-name="P3"/>
      <text:p text:style-name="P5">La décompilation des tests invalides (src/test/deca/syntax/invalid) est également testée. L'organisation est similaire à celle du dossier /valid, avec des sous-dossiers /provided, /homebrew et <text:s/>/classes, dont la décompilation des fichiers contenus doit échouer, mais évidemment pas de dossier /idempotent.</text:p>
      <text:p text:style-name="P3"><text:span text:style-name="T2"><text:line-break/>Enfin, l'analyse lexicale et syntaxique est passivement testée par tous les autres tests, ces derniers ayant besoin de la construction de l'arbre syntaxique.<text:line-break/></text:span></text:p>
      <text:p text:style-name="P2"><text:tab/><text:tab/><text:span text:style-name="T5">Gestion des risques et des rendus</text:span></text:p>
      <text:p text:style-name="P2"><text:span text:style-name="T6"/></text:p>
      <text:p text:style-name="P7"><text:span text:style-name="T4">La partie A, si on exclut des problèmes ponctuels de setLocation, était à jour pour le prochain rendu plus de 3 jours avant ce dernier, qu'il s'agisse du rendu intermédiaire ou du rendu final. Elle a donc été largement testée, sans précipitation.<text:line-break/>Le fait qu'elle ne fasse pas planter les tests des parties suivantes en ayant besoin a également démontré sa fiabilité. J'ai donc conclu qu'elle ne présentait pas de danger critique pour les rendus, ce qu'elle n'a pas fai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en Bernard</meta:initial-creator>
    <meta:creation-date>2017-01-24T17:58:02.655175181</meta:creation-date>
    <dc:date>2017-01-24T18:45:21.473571476</dc:date>
    <dc:creator>Julien Bernard</dc:creator>
    <meta:editing-duration>PT14M48S</meta:editing-duration>
    <meta:editing-cycles>1</meta:editing-cycles>
    <meta:document-statistic meta:table-count="0" meta:image-count="0" meta:object-count="0" meta:page-count="2" meta:paragraph-count="15" meta:word-count="564" meta:character-count="3828" meta:non-whitespace-character-count="3262"/>
    <meta:generator>LibreOffice/4.3.7.2$Linux_X86_64 LibreOffice_project/430$Build-2</meta:generator>
  </office:meta>
</office:document-meta>
</file>